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draw:shadow="hidden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draw:shadow="hidden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6" style:family="graphic" style:parent-style-name="standard">
      <style:graphic-properties draw:stroke="solid" draw:stroke-dash="Fine_20_Dashed" svg:stroke-color="#000000" draw:fill="solid" draw:fill-color="#ffffff" draw:textarea-horizontal-align="justify" draw:textarea-vertical-align="middle" draw:auto-grow-height="false" draw:shadow="hidden"/>
    </style:style>
    <style:style style:name="gr7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1.27cm" draw:transform="rotate (-3.14159265358979) translate (9.255cm 7.35cm)">
          <text:p/>
          <draw:enhanced-geometry svg:viewBox="0 0 21600 21600" draw:mirror-horizontal="fals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1" draw:layer="layout" svg:width="1.27cm" svg:height="1.27cm" svg:x="7.35cm" svg:y="8.62cm">
          <text:p text:style-name="P1">A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3" draw:text-style-name="P1" draw:layer="layout" svg:x1="7.985cm" svg:y1="7.35cm" svg:x2="7.985cm" svg:y2="8.62cm">
          <text:p/>
        </draw:line>
        <draw:line draw:style-name="gr3" draw:text-style-name="P1" draw:layer="layout" svg:x1="8.62cm" svg:y1="4.81cm" svg:x2="8.62cm" svg:y2="6.08cm">
          <text:p/>
        </draw:line>
        <draw:line draw:style-name="gr3" draw:text-style-name="P1" draw:layer="layout" svg:x1="7.35cm" svg:y1="4.81cm" svg:x2="7.35cm" svg:y2="6.08cm">
          <text:p/>
        </draw:line>
        <draw:line draw:style-name="gr4" draw:text-style-name="P1" draw:layer="layout" svg:x1="8.62cm" svg:y1="4.81cm" svg:x2="10.525cm" svg:y2="4.81cm">
          <text:p/>
        </draw:line>
        <draw:line draw:style-name="gr4" draw:text-style-name="P1" draw:layer="layout" svg:x1="5.445cm" svg:y1="4.81cm" svg:x2="7.35cm" svg:y2="4.81cm">
          <text:p/>
        </draw:line>
        <draw:line draw:style-name="gr3" draw:text-style-name="P1" draw:layer="layout" svg:x1="7.985cm" svg:y1="9.89cm" svg:x2="7.985cm" svg:y2="12.43cm">
          <text:p/>
        </draw:line>
        <draw:custom-shape draw:style-name="gr2" draw:text-style-name="P1" draw:layer="layout" svg:width="7.62cm" svg:height="2.54cm" draw:transform="rotate (-3.14159265358979) translate (14.335cm 14.97cm)">
          <text:p text:style-name="P1">ALU</text:p>
          <draw:enhanced-geometry svg:viewBox="0 0 21600 21600" draw:mirror-horizontal="fals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" draw:text-style-name="P1" draw:layer="layout" svg:x1="10.525cm" svg:y1="14.97cm" svg:x2="10.525cm" svg:y2="16.24cm">
          <text:p/>
        </draw:line>
        <draw:line draw:style-name="gr4" draw:text-style-name="P1" draw:layer="layout" svg:x1="10.525cm" svg:y1="16.24cm" svg:x2="5.445cm" svg:y2="16.24cm">
          <text:p/>
        </draw:line>
        <draw:line draw:style-name="gr4" draw:text-style-name="P1" draw:layer="layout" svg:x1="5.445cm" svg:y1="16.24cm" svg:x2="5.445cm" svg:y2="4.81cm">
          <text:p/>
        </draw:line>
        <draw:line draw:style-name="gr4" draw:text-style-name="P1" draw:layer="layout" svg:x1="10.525cm" svg:y1="4.81cm" svg:x2="10.525cm" svg:y2="9.89cm">
          <text:p/>
        </draw:line>
        <draw:line draw:style-name="gr4" draw:text-style-name="P1" draw:layer="layout" svg:x1="7.985cm" svg:y1="11.16cm" svg:x2="16.875cm" svg:y2="11.16cm">
          <text:p/>
        </draw:line>
        <draw:custom-shape draw:style-name="gr1" draw:text-style-name="P1" draw:layer="layout" svg:width="2.54cm" svg:height="1.27cm" draw:transform="rotate (-3.14159265358979) translate (14.335cm 8.62cm)">
          <text:p/>
          <draw:enhanced-geometry svg:viewBox="0 0 21600 21600" draw:mirror-horizontal="fals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" draw:text-style-name="P1" draw:layer="layout" svg:x1="13.065cm" svg:y1="8.62cm" svg:x2="13.065cm" svg:y2="12.43cm">
          <text:p/>
        </draw:line>
        <draw:line draw:style-name="gr4" draw:text-style-name="P1" draw:layer="layout" svg:x1="13.065cm" svg:y1="9.89cm" svg:x2="10.525cm" svg:y2="9.89cm">
          <text:p/>
        </draw:line>
        <draw:custom-shape draw:style-name="gr2" draw:text-style-name="P1" draw:layer="layout" svg:width="2.54cm" svg:height="2.54cm" svg:x="15.605cm" svg:y="7.35cm">
          <text:p text:style-name="P1">RWM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3" draw:text-style-name="P1" draw:layer="layout" svg:x1="16.875cm" svg:y1="11.16cm" svg:x2="16.875cm" svg:y2="9.89cm">
          <text:p/>
        </draw:line>
        <draw:line draw:style-name="gr4" draw:text-style-name="P1" draw:layer="layout" svg:x1="16.875cm" svg:y1="7.35cm" svg:x2="16.875cm" svg:y2="6.08cm">
          <text:p/>
        </draw:line>
        <draw:line draw:style-name="gr4" draw:text-style-name="P1" draw:layer="layout" svg:x1="16.875cm" svg:y1="6.08cm" svg:x2="13.7cm" svg:y2="6.08cm">
          <text:p/>
        </draw:line>
        <draw:line draw:style-name="gr3" draw:text-style-name="P1" draw:layer="layout" svg:x1="13.7cm" svg:y1="6.08cm" svg:x2="13.7cm" svg:y2="7.35cm">
          <text:p/>
        </draw:line>
        <draw:custom-shape draw:style-name="gr5" draw:text-style-name="P1" draw:layer="layout" svg:width="0.239cm" svg:height="0.254cm" svg:x="12.953cm" svg:y="9.7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39cm" svg:height="0.254cm" svg:x="7.858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2.43cm" svg:y1="4.81cm" svg:x2="12.43cm" svg:y2="7.35cm">
          <text:p/>
        </draw:line>
        <draw:line draw:style-name="gr4" draw:text-style-name="P1" draw:layer="layout" svg:x1="12.43cm" svg:y1="4.81cm" svg:x2="23.225cm" svg:y2="4.81cm">
          <text:p/>
        </draw:line>
        <draw:custom-shape draw:style-name="gr2" draw:text-style-name="P1" draw:layer="layout" svg:width="2.54cm" svg:height="2.54cm" svg:x="19.415cm" svg:y="7.35cm">
          <text:p text:style-name="P1">PRG</text:p>
          <text:p text:style-name="P1">MEM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1" draw:layer="layout" svg:width="1.27cm" svg:height="1.27cm" svg:x="20.05cm" svg:y="11.16cm">
          <text:p text:style-name="P1">IP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3" draw:text-style-name="P1" draw:layer="layout" svg:x1="20.685cm" svg:y1="11.16cm" svg:x2="20.685cm" svg:y2="9.89cm">
          <text:p/>
        </draw:line>
        <draw:line draw:style-name="gr4" draw:text-style-name="P1" draw:layer="layout" svg:x1="20.685cm" svg:y1="13.7cm" svg:x2="23.225cm" svg:y2="13.7cm">
          <text:p/>
        </draw:line>
        <draw:line draw:style-name="gr4" draw:text-style-name="P1" draw:layer="layout" svg:x1="23.225cm" svg:y1="13.7cm" svg:x2="23.225cm" svg:y2="4.81cm">
          <text:p/>
        </draw:line>
        <draw:line draw:style-name="gr4" draw:text-style-name="P1" draw:layer="layout" svg:x1="20.685cm" svg:y1="7.35cm" svg:x2="20.685cm" svg:y2="4.81cm">
          <text:p/>
        </draw:line>
        <draw:custom-shape draw:style-name="gr5" draw:text-style-name="P1" draw:layer="layout" svg:width="0.239cm" svg:height="0.254cm" svg:x="20.558cm" svg:y="4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3.827cm" svg:y1="13.065cm" svg:x2="15.605cm" svg:y2="13.065cm">
          <text:p/>
        </draw:line>
        <draw:custom-shape draw:style-name="gr6" draw:text-style-name="P1" draw:layer="layout" svg:width="7.62cm" svg:height="1.27cm" draw:transform="rotate (-3.14159265358979) translate (23.225cm 16.24cm)">
          <text:p text:style-name="P1">I/O interface</text:p>
          <draw:enhanced-geometry svg:viewBox="0 0 21600 21600" draw:mirror-vertical="true" draw:mirror-horizontal="false" draw:type="rectangle" draw:enhanced-path="M 0 0 L 21600 0 21600 21600 0 21600 0 0 Z N"/>
        </draw:custom-shape>
        <draw:line draw:style-name="gr7" draw:text-style-name="P1" draw:layer="layout" svg:x1="14.97cm" svg:y1="16.875cm" svg:x2="14.97cm" svg:y2="6.715cm">
          <text:p/>
        </draw:line>
        <draw:line draw:style-name="gr7" draw:text-style-name="P1" draw:layer="layout" svg:x1="18.78cm" svg:y1="6.715cm" svg:x2="14.97cm" svg:y2="6.715cm">
          <text:p/>
        </draw:line>
        <draw:line draw:style-name="gr7" draw:text-style-name="P1" draw:layer="layout" svg:x1="18.78cm" svg:y1="6.715cm" svg:x2="18.78cm" svg:y2="14.335cm">
          <text:p/>
        </draw:line>
        <draw:line draw:style-name="gr7" draw:text-style-name="P1" draw:layer="layout" svg:x1="14.97cm" svg:y1="16.875cm" svg:x2="23.86cm" svg:y2="16.875cm">
          <text:p/>
        </draw:line>
        <draw:line draw:style-name="gr7" draw:text-style-name="P1" draw:layer="layout" svg:x1="18.78cm" svg:y1="14.335cm" svg:x2="23.86cm" svg:y2="14.335cm">
          <text:p/>
        </draw:line>
        <draw:line draw:style-name="gr7" draw:text-style-name="P1" draw:layer="layout" svg:x1="23.86cm" svg:y1="16.875cm" svg:x2="23.86cm" svg:y2="14.335cm">
          <text:p/>
        </draw:line>
        <draw:custom-shape draw:style-name="gr2" draw:text-style-name="P1" draw:layer="layout" svg:width="2.54cm" svg:height="1.27cm" svg:x="15.605cm" svg:y="12.43cm">
          <text:p text:style-name="P1">SCR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3" draw:text-style-name="P1" draw:layer="layout" svg:x1="20.685cm" svg:y1="13.7cm" svg:x2="20.685cm" svg:y2="12.4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4T17:10:15.510093585</meta:creation-date>
    <dc:date>2016-05-22T00:22:35.203602854</dc:date>
    <meta:editing-duration>PT1M7S</meta:editing-duration>
    <meta:editing-cycles>10</meta:editing-cycles>
    <meta:generator>LibreOffice/4.2.8.2$Linux_X86_64 LibreOffice_project/420m0$Build-2</meta:generator>
    <meta:document-statistic meta:object-count="43"/>
  </office:meta>
</office:document-meta>
</file>